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2.9693in"/>
    </style:style>
    <style:style style:name="co6" style:family="table-column">
      <style:table-column-properties fo:break-before="auto" style:column-width="1.7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6pt solid #000000" fo:background-color="#e7e6e6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justify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7e6e6" style:text-align-source="fix" style:repeat-content="false" fo:border-left="0.51pt solid #000000" fo:border-right="0.51pt solid #000000" fo:border-top="0.06pt solid #000000"/>
      <style:paragraph-properties fo:text-align="center"/>
      <style:text-properties fo:color="#767171" style:text-outline="false" style:text-line-through-style="none" style:text-line-through-type="none" style:font-name="Arial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767171" style:text-outline="false" style:text-line-through-style="none" style:text-line-through-type="none" style:font-name="Arial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justify"/>
      <style:text-properties fo:color="#767171" style:text-outline="false" style:text-line-through-style="none" style:text-line-through-type="none" style:font-name="Arial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justify"/>
      <style:text-properties fo:color="#767171" style:text-outline="false" style:text-line-through-style="none" style:text-line-through-type="none" style:font-name="Arial" fo:font-size="12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7e6e6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1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1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11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none" fo:border-right="none" fo:border-top="0.51pt solid #000000"/>
      <style:text-properties fo:color="#000000" style:text-outline="false" style:text-line-through-style="none" style:text-line-through-type="none" style:font-name="Arial" fo:font-size="11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e7e6e6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end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Номенклатура</text:p>
          </table:table-cell>
          <table:table-cell table:style-name="ce2" office:value-type="string" calcext:value-type="string">
            <text:p>Количество(кг)</text:p>
          </table:table-cell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Сумма(руб.)</text:p>
          </table:table-cell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Сахарный песок</text:p>
          </table:table-cell>
          <table:table-cell table:style-name="ce5" office:value-type="float" office:value="58.21942216" calcext:value-type="float">
            <text:p>58.219422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82.19" calcext:value-type="float">
            <text:p>582.1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Количество(кг)</text:p>
          </table:table-cell>
          <table:table-cell table:style-name="ce2" office:value-type="string" calcext:value-type="string">
            <text:p>Округленное кол-во</text:p>
          </table:table-cell>
          <table:table-cell table:style-name="ce9" office:value-type="string" calcext:value-type="string">
            <text:p>Округленное Количество*Цену</text:p>
          </table:table-cell>
          <table:table-cell table:style-name="ce13" office:value-type="string" calcext:value-type="string">
            <text:p>Распределение копеек</text:p>
          </table:table-cell>
          <table:table-cell table:style-name="ce18" office:value-type="string" calcext:value-type="string">
            <text:p>Сумма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Иванов</text:p>
          </table:table-cell>
          <table:table-cell table:style-name="ce6" office:value-type="float" office:value="30.88848888" calcext:value-type="float">
            <text:p>30.88848888</text:p>
          </table:table-cell>
          <table:table-cell table:style-name="ce8" table:formula="of:=[.C6]" office:value-type="float" office:value="30.88848888" calcext:value-type="float">
            <text:p>30.89</text:p>
          </table:table-cell>
          <table:table-cell table:style-name="ce10" office:value-type="float" office:value="308.88" calcext:value-type="float">
            <text:p>308.88</text:p>
          </table:table-cell>
          <table:table-cell table:style-name="ce14" office:value-type="float" office:value="0.02" calcext:value-type="float">
            <text:p>0.02</text:p>
          </table:table-cell>
          <table:table-cell table:style-name="ce19" table:formula="of:=[.E6]+[.F6]" office:value-type="float" office:value="308.9" calcext:value-type="float">
            <text:p>308.90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Петров</text:p>
          </table:table-cell>
          <table:table-cell table:style-name="ce6" office:value-type="float" office:value="5.88848888" calcext:value-type="float">
            <text:p>5.88848888</text:p>
          </table:table-cell>
          <table:table-cell table:style-name="ce8" table:formula="of:=[.C7]" office:value-type="float" office:value="5.88848888" calcext:value-type="float">
            <text:p>5.89</text:p>
          </table:table-cell>
          <table:table-cell table:style-name="ce10" office:value-type="float" office:value="58.88" calcext:value-type="float">
            <text:p>58.8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9" table:formula="of:=[.E7]+[.F7]" office:value-type="float" office:value="58.89" calcext:value-type="float">
            <text:p>58.89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Сидоров</text:p>
          </table:table-cell>
          <table:table-cell table:style-name="ce6" office:value-type="float" office:value="5.88848888" calcext:value-type="float">
            <text:p>5.88848888</text:p>
          </table:table-cell>
          <table:table-cell table:style-name="ce8" table:formula="of:=[.C8]" office:value-type="float" office:value="5.88848888" calcext:value-type="float">
            <text:p>5.89</text:p>
          </table:table-cell>
          <table:table-cell table:style-name="ce10" office:value-type="float" office:value="58.88" calcext:value-type="float">
            <text:p>58.88</text:p>
          </table:table-cell>
          <table:table-cell table:style-name="ce15" office:value-type="float" office:value="0" calcext:value-type="float">
            <text:p>0.00</text:p>
          </table:table-cell>
          <table:table-cell table:style-name="ce19" table:formula="of:=[.E8]+[.F8]" office:value-type="float" office:value="58.88" calcext:value-type="float">
            <text:p>58.88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Малевин</text:p>
          </table:table-cell>
          <table:table-cell table:style-name="ce6" office:value-type="float" office:value="5.88848888" calcext:value-type="float">
            <text:p>5.88848888</text:p>
          </table:table-cell>
          <table:table-cell table:style-name="ce8" table:formula="of:=[.C9]" office:value-type="float" office:value="5.88848888" calcext:value-type="float">
            <text:p>5.89</text:p>
          </table:table-cell>
          <table:table-cell table:style-name="ce10" office:value-type="float" office:value="58.88" calcext:value-type="float">
            <text:p>58.88</text:p>
          </table:table-cell>
          <table:table-cell table:style-name="ce16" table:formula="of:=[.D18]-[.E9]" office:value-type="float" office:value="0.00488879999999625" calcext:value-type="float">
            <text:p>0.00</text:p>
          </table:table-cell>
          <table:table-cell table:style-name="ce19" table:formula="of:=[.E9]+[.F9]" office:value-type="float" office:value="58.8848888" calcext:value-type="float">
            <text:p>58.88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Макаров</text:p>
          </table:table-cell>
          <table:table-cell table:style-name="ce6" office:value-type="float" office:value="5.88848888" calcext:value-type="float">
            <text:p>5.88848888</text:p>
          </table:table-cell>
          <table:table-cell table:style-name="ce8" table:formula="of:=[.C10]" office:value-type="float" office:value="5.88848888" calcext:value-type="float">
            <text:p>5.89</text:p>
          </table:table-cell>
          <table:table-cell table:style-name="ce10" office:value-type="float" office:value="58.88" calcext:value-type="float">
            <text:p>58.88</text:p>
          </table:table-cell>
          <table:table-cell table:style-name="ce16" table:formula="of:=[.D19]-[.E10]" office:value-type="float" office:value="0.00488879999999625" calcext:value-type="float">
            <text:p>0.00</text:p>
          </table:table-cell>
          <table:table-cell table:style-name="ce19" table:formula="of:=[.E10]+[.F10]" office:value-type="float" office:value="58.8848888" calcext:value-type="float">
            <text:p>58.88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Сетченко</text:p>
          </table:table-cell>
          <table:table-cell table:style-name="ce6" office:value-type="float" office:value="1.88848888" calcext:value-type="float">
            <text:p>1.88848888</text:p>
          </table:table-cell>
          <table:table-cell table:style-name="ce8" table:formula="of:=[.C11]" office:value-type="float" office:value="1.88848888" calcext:value-type="float">
            <text:p>1.89</text:p>
          </table:table-cell>
          <table:table-cell table:style-name="ce11" table:formula="of:=[.D11]*[.D3]" office:value-type="float" office:value="18.8848888" calcext:value-type="float">
            <text:p>18.88</text:p>
          </table:table-cell>
          <table:table-cell table:style-name="ce16" table:formula="of:=[.D20]-[.E11]" office:value-type="float" office:value="0" calcext:value-type="float">
            <text:p>0.00</text:p>
          </table:table-cell>
          <table:table-cell table:style-name="ce19" table:formula="of:=[.E11]+[.F11]" office:value-type="float" office:value="18.8848888" calcext:value-type="float">
            <text:p>18.88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Козлов</text:p>
          </table:table-cell>
          <table:table-cell table:style-name="ce6" office:value-type="float" office:value="1.88848888" calcext:value-type="float">
            <text:p>1.88848888</text:p>
          </table:table-cell>
          <table:table-cell table:style-name="ce8" table:formula="of:=[.C12]" office:value-type="float" office:value="1.88848888" calcext:value-type="float">
            <text:p>1.89</text:p>
          </table:table-cell>
          <table:table-cell table:style-name="ce11" table:formula="of:=[.D12]*[.D3]" office:value-type="float" office:value="18.8848888" calcext:value-type="float">
            <text:p>18.88</text:p>
          </table:table-cell>
          <table:table-cell table:style-name="ce16" table:formula="of:=[.D21]-[.E12]" office:value-type="float" office:value="0" calcext:value-type="float">
            <text:p>0.00</text:p>
          </table:table-cell>
          <table:table-cell table:style-name="ce19" table:formula="of:=[.E12]+[.F12]" office:value-type="float" office:value="18.8848888" calcext:value-type="float">
            <text:p>18.88</text:p>
          </table:table-cell>
          <table:table-cell table:number-columns-repeated="16377"/>
        </table:table-row>
        <table:table-row table:style-name="ro1">
          <table:table-cell/>
          <table:table-cell table:style-name="ce4" office:value-type="string" calcext:value-type="string">
            <text:p>Итого</text:p>
          </table:table-cell>
          <table:table-cell table:style-name="ce7" office:value-type="float" office:value="58.21942216" calcext:value-type="float">
            <text:p>58.21942216</text:p>
          </table:table-cell>
          <table:table-cell table:style-name="ce6" table:formula="of:=SUM([.D6:.D12])" office:value-type="float" office:value="58.21942216" calcext:value-type="float">
            <text:p>58.21942216</text:p>
          </table:table-cell>
          <table:table-cell table:style-name="ce12" office:value-type="float" office:value="582.16" calcext:value-type="float">
            <text:p>582.16</text:p>
          </table:table-cell>
          <table:table-cell table:style-name="ce17" office:value-type="string" calcext:value-type="string">
            <text:p> </text:p>
          </table:table-cell>
          <table:table-cell table:style-name="ce20" office:value-type="float" office:value="582.19" calcext:value-type="float">
            <text:p>582.19</text:p>
          </table:table-cell>
          <table:table-cell table:formula="of:=SUM([.G6:.G12])" office:value-type="float" office:value="582.2095552" calcext:value-type="float">
            <text:p>582.2095552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formula="of:=SUM([.E6:.E12])" office:value-type="float" office:value="582.1697776" calcext:value-type="float">
            <text:p>582.1697776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formula="of:=[.C6]*[.$D$3]" office:value-type="float" office:value="308.8848888" calcext:value-type="float">
            <text:p>30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7]*[.$D$3]" office:value-type="float" office:value="58.8848888" calcext:value-type="float">
            <text:p>5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8]*[.$D$3]" office:value-type="float" office:value="58.8848888" calcext:value-type="float">
            <text:p>5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9]*[.$D$3]" office:value-type="float" office:value="58.8848888" calcext:value-type="float">
            <text:p>5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10]*[.$D$3]" office:value-type="float" office:value="58.8848888" calcext:value-type="float">
            <text:p>5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11]*[.$D$3]" office:value-type="float" office:value="18.8848888" calcext:value-type="float">
            <text:p>18.884888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C12]*[.$D$3]" office:value-type="float" office:value="18.8848888" calcext:value-type="float">
            <text:p>18.8848888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11:44:20.508892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31:16.123426374</meta:creation-date>
    <dc:date>2023-10-04T11:44:52.257663939</dc:date>
    <meta:editing-duration>PT10M53S</meta:editing-duration>
    <meta:editing-cycles>13</meta:editing-cycles>
    <meta:generator>LibreOffice/7.5.7.1$Linux_X86_64 LibreOffice_project/50$Build-1</meta:generator>
    <meta:document-statistic meta:table-count="1" meta:cell-count="71" meta:object-count="0"/>
  </office:meta>
</office:document-meta>
</file>